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69df1" officeooo:paragraph-rsid="00169df1" style:font-weight-asian="bold" style:font-weight-complex="bold"/>
    </style:style>
    <style:style style:name="P2" style:family="paragraph" style:parent-style-name="Standard">
      <style:paragraph-properties fo:text-align="start" style:justify-single-word="false"/>
      <style:text-properties fo:font-weight="normal" officeooo:rsid="00169df1" officeooo:paragraph-rsid="00169df1" style:font-weight-asian="normal" style:font-weight-complex="normal"/>
    </style:style>
    <style:style style:name="P3" style:family="paragraph" style:parent-style-name="Standard">
      <style:paragraph-properties fo:text-align="start" style:justify-single-word="false"/>
      <style:text-properties fo:font-weight="normal" officeooo:rsid="001a3872" officeooo:paragraph-rsid="001a3872" style:font-weight-asian="normal" style:font-weight-complex="normal"/>
    </style:style>
    <style:style style:name="P4" style:family="paragraph" style:parent-style-name="Standard">
      <style:paragraph-properties fo:text-align="start" style:justify-single-word="false"/>
      <style:text-properties fo:font-weight="normal" officeooo:rsid="001f86d9" officeooo:paragraph-rsid="001f86d9"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1f86d9" officeooo:paragraph-rsid="001f86d9" style:font-weight-asian="normal" style:font-weight-complex="normal"/>
    </style:style>
    <style:style style:name="P6" style:family="paragraph" style:parent-style-name="Standard">
      <style:paragraph-properties fo:text-align="start" style:justify-single-word="false"/>
      <style:text-properties fo:font-weight="normal" officeooo:rsid="0020482d" officeooo:paragraph-rsid="0020482d" style:font-weight-asian="normal" style:font-weight-complex="normal"/>
    </style:style>
    <style:style style:name="P7" style:family="paragraph" style:parent-style-name="Standard">
      <style:paragraph-properties fo:text-align="start" style:justify-single-word="false"/>
      <style:text-properties fo:font-weight="normal" officeooo:rsid="0023502c" officeooo:paragraph-rsid="0023502c" style:font-weight-asian="normal" style:font-weight-complex="normal"/>
    </style:style>
    <style:style style:name="P8" style:family="paragraph" style:parent-style-name="Standard" style:list-style-name="L3">
      <style:paragraph-properties fo:text-align="start" style:justify-single-word="false"/>
      <style:text-properties fo:font-weight="normal" officeooo:rsid="0023515c" officeooo:paragraph-rsid="0023515c" style:font-weight-asian="normal" style:font-weight-complex="normal"/>
    </style:style>
    <style:style style:name="P9" style:family="paragraph" style:parent-style-name="Standard">
      <style:paragraph-properties fo:text-align="start" style:justify-single-word="false"/>
      <style:text-properties fo:font-weight="bold" officeooo:rsid="0018a219" officeooo:paragraph-rsid="0018a219" style:font-weight-asian="bold" style:font-weight-complex="bold"/>
    </style:style>
    <style:style style:name="P10" style:family="paragraph" style:parent-style-name="Standard">
      <style:paragraph-properties fo:text-align="start" style:justify-single-word="false"/>
      <style:text-properties fo:font-weight="bold" officeooo:rsid="001d89ad" officeooo:paragraph-rsid="0020482d" style:font-weight-asian="bold" style:font-weight-complex="bold"/>
    </style:style>
    <style:style style:name="P11" style:family="paragraph" style:parent-style-name="Standard">
      <style:paragraph-properties fo:text-align="start" style:justify-single-word="false"/>
      <style:text-properties fo:font-weight="bold" officeooo:rsid="00169df1" officeooo:paragraph-rsid="001d89ad" style:font-weight-asian="bold" style:font-weight-complex="bold"/>
    </style:style>
    <style:style style:name="P12" style:family="paragraph" style:parent-style-name="Standard">
      <style:paragraph-properties fo:text-align="start" style:justify-single-word="false"/>
      <style:text-properties officeooo:paragraph-rsid="001a3872"/>
    </style:style>
    <style:style style:name="P13" style:family="paragraph" style:parent-style-name="Standard">
      <style:paragraph-properties fo:text-align="start" style:justify-single-word="false"/>
      <style:text-properties officeooo:paragraph-rsid="0020482d"/>
    </style:style>
    <style:style style:name="P14" style:family="paragraph" style:parent-style-name="Standard">
      <style:paragraph-properties fo:text-align="start" style:justify-single-word="false"/>
      <style:text-properties fo:font-size="14pt" fo:font-weight="bold" officeooo:rsid="001f86d9" officeooo:paragraph-rsid="001f86d9"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2pt" fo:font-weight="normal" officeooo:rsid="00221a62" officeooo:paragraph-rsid="00221a62"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23502c" officeooo:paragraph-rsid="0023502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8a219" officeooo:paragraph-rsid="0018a219"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89ad" officeooo:paragraph-rsid="0020482d" style:font-size-asian="12pt" style:font-weight-asian="bold" style:font-size-complex="12pt" style:font-weight-complex="bold"/>
    </style:style>
    <style:style style:name="T1" style:family="text">
      <style:text-properties officeooo:rsid="0018a219"/>
    </style:style>
    <style:style style:name="T2" style:family="text">
      <style:text-properties fo:font-weight="normal" officeooo:rsid="001a3872"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a3872" style:font-weight-asian="bold" style:font-weight-complex="bold"/>
    </style:style>
    <style:style style:name="T5" style:family="text">
      <style:text-properties fo:font-weight="bold" officeooo:rsid="0020482d" style:font-weight-asian="bold" style:font-weight-complex="bold"/>
    </style:style>
    <style:style style:name="T6" style:family="text">
      <style:text-properties officeooo:rsid="001b75a6"/>
    </style:style>
    <style:style style:name="T7" style:family="text">
      <style:text-properties officeooo:rsid="001f86d9"/>
    </style:style>
    <style:style style:name="T8" style:family="text">
      <style:text-properties officeooo:rsid="0020482d"/>
    </style:style>
    <style:style style:name="T9" style:family="text">
      <style:text-properties officeooo:rsid="00221a62"/>
    </style:style>
    <style:style style:name="T10" style:family="text">
      <style:text-properties officeooo:rsid="0023502c"/>
    </style:style>
    <style:style style:name="T11" style:family="text">
      <style:text-properties officeooo:rsid="0023515c"/>
    </style:style>
    <style:style style:name="T12" style:family="text">
      <style:text-properties fo:font-size="14pt" style:font-size-asian="14pt" style:font-size-complex="14pt"/>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officeooo:rsid="00248a3b"/>
    </style:style>
    <style:style style:name="T15" style:family="text">
      <style:text-properties officeooo:rsid="002564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review: Planning and search</text:p>
      <text:p text:style-name="P1"/>
      <text:p text:style-name="P2">AI planning arose from investigations into state-space search, theorem proving, and control</text:p>
      <text:p text:style-name="P2">theory and from the practical needs of robotics, scheduling, and other domains. In this review, we examine tree developments in the planning field from Biographical and Historical notes at the end of the chapter 10 in the AIMA book.</text:p>
      <text:p text:style-name="P2"/>
      <text:p text:style-name="P17">STRIPS</text:p>
      <text:p text:style-name="P9"/>
      <text:p text:style-name="P3">STRIPS ( <text:span text:style-name="T1">STanford Research Institute Problem Solver</text:span>) [1], is a problem solver technique created to deal with <text:span text:style-name="T7">the </text:span>big amount of facts and relations found in domains like Robotics. As a problem solving technique, the goal of STRIPS is to find a sequence of actions (operators) to get to the goal from the initial state.</text:p>
      <text:p text:style-name="P3"/>
      <text:p text:style-name="P4">They key features of STRIPS are:</text:p>
      <text:list xml:id="list2763312323574519153" text:style-name="L1">
        <text:list-item>
          <text:p text:style-name="P5">It uses a representation based on a set of well-know <text:span text:style-name="T14">(Horn clauses)</text:span> formulas of first order predicate calculus (in order to reduce the amount of space needed).</text:p>
        </text:list-item>
        <text:list-item>
          <text:p text:style-name="P5">It separates the process of theorem proving <text:s/>from the process of search through a space of word models .</text:p>
        </text:list-item>
      </text:list>
      <text:p text:style-name="P4"/>
      <text:p text:style-name="P4">The theorem proving process is only used within a given model to answers questions about the model, the strategy used is <text:span text:style-name="T3">QA3.5</text:span> [2]. <text:s/>For search through a space of world models, STRIPS uses a a <text:span text:style-name="T3">GPS</text:span>-like[3] means-end analysis strategy.</text:p>
      <text:p text:style-name="P3"/>
      <text:p text:style-name="P18">QA3.5</text:p>
      <text:p text:style-name="P10"><text:span text:style-name="T12"/></text:p>
      <text:p text:style-name="P6">QA3.5 <text:span text:style-name="T9">[2]</text:span> is a resolution-oriented theorem-proving program. <text:span text:style-name="T9">QA3.5 uses some optimizations in the inference process such as maintain two lists of clauses, one for all the questions in the system and another one with the clauses that are active during the deduction, and predicate indexing by letter and arity (depending on the list of clauses).</text:span></text:p>
      <text:p text:style-name="P10"/>
      <text:p text:style-name="P14"><text:span text:style-name="T13">GPS</text:span> </text:p>
      <text:p text:style-name="P14"/>
      <text:p text:style-name="P15">GPS [3] is a problem solving program that was intended to work as a universal <text:span text:style-name="T10">problem solver. The key features of GPS are:</text:span></text:p>
      <text:list xml:id="list1096392432476371367" text:style-name="L3">
        <text:list-item>
          <text:p text:style-name="P16">Separation of the problem content with the way in which <text:span text:style-name="T15">t</text:span>he problem <text:span text:style-name="T15">is solved</text:span> in order to increase the generality.</text:p>
        </text:list-item>
        <text:list-item>
          <text:p text:style-name="P16">Mean-end analysis, which is a way to control the search process so that <text:span text:style-name="T11">we only choose actions that reduce the distance between the current state and the goal state. (Heuristic)</text:span></text:p>
        </text:list-item>
        <text:list-item>
          <text:p text:style-name="P8">Planning is a heuristic, <text:span text:style-name="T15">which</text:span> solves some of the problems of Mean-end analysis, that allow to propose a solution in general terms before working out the details.</text:p>
        </text:list-item>
      </text:list>
      <text:p text:style-name="P11"/>
      <text:p text:style-name="P12"><text:span text:style-name="T4">[1] ‘</text:span>STRIPS: A New Approach to the Application of .Theorem Proving to Problem Solving’ <text:span text:style-name="T6">At </text:span><text:a xlink:type="simple" xlink:href="http://ai.stanford.edu/~nilsson/OnlinePubs-Nils/PublishedPapers/strips.pdf" text:style-name="Internet_20_link" text:visited-style-name="Visited_20_Internet_20_Link"><text:span text:style-name="T2">http://ai.stanford.edu/~nilsson/OnlinePubs-Nils/PublishedPapers/strips.pdf</text:span></text:a></text:p>
      <text:p text:style-name="P13"><text:span text:style-name="T5">[2]</text:span><text:span text:style-name="T8"> “A programming tool for management of a predicate-calculus-oriented database” at https://pdfs.semanticscholar.org/3ab6/793de3b386f4ac841b55bbfcf41ab4dd36a2.pdf</text:span></text:p>
      <text:p text:style-name="P7"><text:span text:style-name="T3">[3] </text:span>“Report on GPS program” at http://bitsavers.informatik.uni-stuttgart.de/pdf/rand/ipl/P-1584_Report_On_A_General_Problem-Solving_Program_Feb59.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1:27:55.452309736</meta:creation-date>
    <dc:date>2017-06-13T18:31:03.824169392</dc:date>
    <meta:editing-duration>PT14M4S</meta:editing-duration>
    <meta:editing-cycles>4</meta:editing-cycles>
    <meta:generator>LibreOffice/5.1.6.2$Linux_X86_64 LibreOffice_project/10m0$Build-2</meta:generator>
    <meta:document-statistic meta:table-count="0" meta:image-count="0" meta:object-count="0" meta:page-count="1" meta:paragraph-count="19" meta:word-count="400" meta:character-count="2618" meta:non-whitespace-character-count="2239"/>
  </office:meta>
</office:document-meta>
</file>